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text-properties fo:font-size="16pt" style:font-size-asian="16pt" style:font-size-complex="16pt"/>
    </style:style>
    <style:style style:name="P3" style:parent-style-name="Textbody" style:family="paragraph">
      <style:text-properties fo:font-size="16pt" style:font-size-asian="16pt" style:font-size-complex="16pt"/>
    </style:style>
    <style:style style:name="P4" style:parent-style-name="Textbody" style:family="paragraph">
      <style:text-properties fo:font-size="16pt" style:font-size-asian="16pt" style:font-size-complex="16pt"/>
    </style:style>
    <style:style style:name="P5" style:parent-style-name="Textbody" style:family="paragraph">
      <style:text-properties fo:font-size="16pt" style:font-size-asian="16pt" style:font-size-complex="16pt"/>
    </style:style>
    <style:style style:name="P6" style:parent-style-name="Textbody" style:family="paragraph">
      <style:paragraph-properties fo:text-align="center"/>
      <style:text-properties fo:font-weight="bold" style:font-weight-asian="bold" style:font-weight-complex="bold" fo:font-size="18pt" style:font-size-asian="18pt" style:font-size-complex="18pt"/>
    </style:style>
    <style:style style:name="P7" style:parent-style-name="Textbody" style:family="paragraph">
      <style:text-properties fo:font-weight="bold" style:font-weight-asian="bold" style:font-weight-complex="bold"/>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text-properties style:text-underline-type="single" style:text-underline-style="solid" style:text-underline-width="auto" style:text-underline-mode="continuous"/>
    </style:style>
    <style:style style:name="P18" style:parent-style-name="Textbody" style:family="paragraph">
      <style:text-properties style:text-underline-type="single" style:text-underline-style="solid" style:text-underline-width="auto" style:text-underline-mode="continuous"/>
    </style:style>
    <style:style style:name="P19" style:parent-style-name="Textbody" style:family="paragraph">
      <style:text-properties style:text-underline-type="single" style:text-underline-style="solid" style:text-underline-width="auto" style:text-underline-mode="continuous"/>
    </style:style>
    <style:style style:name="P20" style:parent-style-name="Textbody" style:family="paragraph">
      <style:text-properties style:text-underline-type="single" style:text-underline-style="solid" style:text-underline-width="auto" style:text-underline-mode="continuous"/>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T24" style:parent-style-name="Policepardéfaut" style:family="text">
      <style:text-properties style:font-name="Wingdings" style:font-name-asian="Wingdings" style:font-name-complex="Wingdings"/>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style style:name="P43" style:parent-style-name="Textbody" style:family="paragraph">
      <style:paragraph-properties fo:margin-bottom="0in"/>
    </style:style>
    <style:style style:name="P44" style:parent-style-name="Textbody" style:family="paragraph"/>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style style:name="P49" style:parent-style-name="Textbody" style:family="paragraph">
      <style:paragraph-properties fo:margin-bottom="0in"/>
    </style:style>
    <style:style style:name="P50" style:parent-style-name="Textbody" style:family="paragraph"/>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style style:name="T63" style:parent-style-name="Policepardéfaut" style:family="text">
      <style:text-properties fo:font-weight="bold" style:font-weight-asian="bold"/>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style style:name="P78" style:parent-style-name="Textbody" style:family="paragraph">
      <style:paragraph-properties fo:margin-bottom="0in"/>
    </style:style>
    <style:style style:name="P79" style:parent-style-name="Textbody" style:family="paragraph"/>
    <style:style style:name="P80" style:parent-style-name="Textbody" style:family="paragraph">
      <style:text-properties fo:font-weight="bold" style:font-weight-asian="bold"/>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style style:name="T86" style:parent-style-name="Policepardéfaut" style:family="text">
      <style:text-properties fo:font-weight="bold" style:font-weight-asian="bold"/>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Rajouter des fonctionnalitées</text:p>
      <text:p text:style-name="P2"/>
      <text:p text:style-name="P3"/>
      <text:p text:style-name="P4"/>
      <text:p text:style-name="P5">Rédaction d’une réponse à l’appel d’offre (RAO)</text:p>
      <text:p text:style-name="Textbody">dossier :</text:p>
      <text:p text:style-name="Textbody">delais de realisation</text:p>
      <text:p text:style-name="Textbody">stratégie</text:p>
      <text:p text:style-name="Textbody">budget previsionnel</text:p>
      <text:p text:style-name="Textbody">…</text:p>
      <text:p text:style-name="Textbody"/>
      <text:p text:style-name="P6">Structure:</text:p>
      <text:p text:style-name="P7">1.CANDIDATURE</text:p>
      <text:p text:style-name="P8">activités de<text:s/>l’entreprise</text:p>
      <text:p text:style-name="Textbody">Notre entreprise, KeVaLaMa, est bien. T’as pas besoin d’en savoir plus sale vieillasse ridée !</text:p>
      <text:p text:style-name="Textbody"/>
      <text:p text:style-name="P9">compo de l’équipe</text:p>
      <text:p text:style-name="Textbody">Notre équipe est composée de Margaux Vaissié, Valention Bourg, Alexandre Pourruch et Kevin Madonna, nous sommes quatres professionnels aux spécialités complémentaires qui sauront mener à bien ce projet.</text:p>
      <text:p text:style-name="Textbody"/>
      <text:p text:style-name="P10">habilité a quelles prestations</text:p>
      <text:p text:style-name="Textbody">Notre entreprise est habilitée a créer des sites de e-commerce, des intranets, gérer des bases de données<text:s/>et à les adapter aux besoins spécifiques du client. Dev logiciel</text:p>
      <text:p text:style-name="P11"/>
      <text:p text:style-name="P12">En quoi possède-t-elle les compétences nécessaires pour répondre efficacement à cet appel d’offre ?</text:p>
      <text:p text:style-name="Textbody">Nous possédons les compétences nécessaires afin de répondre efficacement à cet appel d’offre.</text:p>
      <text:p text:style-name="Textbody">La cohésion de notre équipe nous permet de réaliser un travail de qualité dans les<text:s/>meilleurs délais.</text:p>
      <text:p text:style-name="Textbody"/>
      <text:p text:style-name="Textbody"/>
      <text:soft-page-break/>
      <text:p text:style-name="P13">Références a d’autres projets comme exemple</text:p>
      <text:p text:style-name="Textbody"/>
      <text:p text:style-name="P14"/>
      <text:p text:style-name="P15"/>
      <text:p text:style-name="P16">2.RAO</text:p>
      <text:p text:style-name="P17">Ce qu’on a compris de la demande</text:p>
      <text:p text:style-name="P18">Le client a demandé à<text:s/>ce qu’on mette en place un service dans le but de mieux pouvoir la bibliothèque plus efficacement.</text:p>
      <text:p text:style-name="P19"/>
      <text:p text:style-name="P20">Stratégie pour répondre aux attentes</text:p>
      <text:p text:style-name="Textbody">Afin de répondre aux attentes de votre appel d’offre,<text:s/>nous mettrons en place une base de données dans le but de répertorier tous les<text:s/>biens. Cela aura pour effet de pouvoir mieux gérer les emprunts, les retours ou encore les retards, mais aussi d’effectuer une recherche plus vite pour savoir où se trouve un bien précis.</text:p>
      <text:p text:style-name="P21"/>
      <text:p text:style-name="P22">Délai estimé</text:p>
      <text:p text:style-name="Textbody">Le délai estimé<text:s/><text:bookmark-start text:name="yui_3_17_2_1_1517413292302_77"/><text:bookmark-end text:name="yui_3_17_2_1_1517413292302_77"/>pour livrer<text:s/>le portail de gestion de fonds documentaires et son catalogue public est de l’ordre d’une semaine<text:s/>de travail à temps plein de l’équipe.</text:p>
      <text:p text:style-name="Textbody"/>
      <text:p text:style-name="P23">Budget prévisionnel</text:p>
      <text:p text:style-name="Textbody">Pour un salaire brut de 3 000€ / Mois<text:s/><text:line-break/>Charges Patronales 0.42<text:span text:style-name="T24"></text:span><text:s/>193.63€ / Jour<text:s/><text:line-break/>*4<text:s/>employés<text:s/>= 774.54€ / Jour<text:line-break/>*5.5<text:s/>jours<text:s/>= 4<text:s/>647.24€ de Salaire pour l’équipe<text:line-break/>Frais de Service =<text:s/>1<text:s/>500€<text:line-break/>TVA = 20% = 1<text:s/>200€</text:p>
      <text:p text:style-name="Textbody">Total = 7<text:s/>376.68€</text:p>
      <text:p text:style-name="Textbody">Le budget prévisionnel s’élève<text:s/>à<text:s/>7 376.68€ pour la réalisation complète du projet, à raison de 50€ de l’heure.</text:p>
      <text:p text:style-name="Textbody"><text:s/></text:p>
      <text:p text:style-name="Textbody"/>
      <text:p text:style-name="Textbody"/>
      <text:p text:style-name="Textbody"/>
      <text:p text:style-name="Textbody"/>
      <text:soft-page-break/>
      <text:p text:style-name="Textbody">Chiffrage du projet et réalisation d’un devis</text:p>
      <text:p text:style-name="Textbody"/>
      <text:p text:style-name="Textbody">CAHIER DES CHARGE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 utilisés dans le milieu de la gestion documentaire : notice, document, exemplaire, périodique, catalogage, paniers,<text:s/>circulation, prêt, réservation, auteur, 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25">Espace sécurisé par un couple utilisateur/mot de passe</text:p>
        </text:list-item>
        <text:list-item>
          <text:p text:style-name="P26">Les utilisateurs doivent être administrables depuis l’interface</text:p>
        </text:list-item>
        <text:list-item>
          <text:p text:style-name="P27">Gestion de notices et des exemplaires associés</text:p>
        </text:list-item>
        <text:list-item>
          <text:p text:style-name="P28">Gestion des autorités : auteurs, éditeurs, fournisseurs, collections,…</text:p>
        </text:list-item>
        <text:list-item>
          <text:p text:style-name="P29">Gestion des emprunteurs</text:p>
        </text:list-item>
        <text:list-item>
          <text:p text:style-name="P30">Gestion de la circulation des prêts, retours, retards, rappels, historique, réservations,…</text:p>
        </text:list-item>
        <text:list-item>
          <text:p text:style-name="P31">Création d’un échantillon suffisant de données pour les tests (cf. Ressources en ligne)</text:p>
        </text:list-item>
      </text:list>
      <text:h text:style-name="Titre4" text:outline-level="4">OPAC</text:h>
      <text:list text:style-name="LFO2" text:continue-numbering="true">
        <text:list-item>
          <text:p text:style-name="P32">Consultation du fonds documentaire</text:p>
        </text:list-item>
        <text:list-item>
          <text:p text:style-name="P33">Recherche</text:p>
        </text:list-item>
        <text:list-item>
          <text:p text:style-name="P34">Bonus : espace « adhérents » (prêts en cours, réservations, profil,…)</text:p>
        </text:list-item>
      </text:list>
      <text:p text:style-name="Textbody">Le portail<text:s/>de gestion de fonds documentaires et son catalogue public devront être hébergés sur un serveur virtualisé Linux avec les outils nécessaires au développement de l’application et à la gestion de données.</text:p>
      <text:p text:style-name="Textbody">Le travail devra s’effectuer par<text:s/><text:span text:style-name="T35">groupes de 3 à 4 étu</text:span><text:span text:style-name="T36">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37"><text:a xlink:href="https://moodle.ynov.com/course/view.php?id=2548#section-3" office:target-frame-name="_top" xlink:show="replace">Phase 1 - Réponse Appel d’Offre<text:s/>: Devis, cahier des charges</text:a></text:p>
        </text:list-item>
        <text:list-item>
          <text:p text:style-name="P38"><text:a xlink:href="https://moodle.ynov.com/course/view.php?id=2548#section-4" office:target-frame-name="_top" xlink:show="replace">Phase 2 - Analyse et conception</text:a></text:p>
        </text:list-item>
        <text:list-item>
          <text:p text:style-name="P39"><text:a xlink:href="https://moodle.ynov.com/course/view.php?id=2548#section-5" office:target-frame-name="_top" xlink:show="replace">Phase 3 - Développement et déploiement</text:a></text:p>
        </text:list-item>
      </text:list>
      <text:list text:style-name="LFO4" text:continue-numbering="true">
        <text:list-item>
          <text:p text:style-name="P40"><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 documentations seront à centraliser dans un projet Git, de manière régulière. Chaque étudiant du groupe devra participer à la mise en ligne des ressources (chaque action est nominative et horodatée).<text:line-break/>Avant<text:s/>le début du projet, vous devrez :</text:p>
      <text:list text:style-name="LFO5" text:continue-numbering="true">
        <text:list-item>
          <text:p text:style-name="P41">Créer un compte sur Github (<text:a xlink:href="https://github.com/" office:target-frame-name="_top" xlink:show="replace">https://github.com/</text:a>)</text:p>
        </text:list-item>
        <text:list-item>
          <text:p text:style-name="P42">Activer l'offre « Student Pack » (<text:a xlink:href="https://education.github.com/" office:target-frame-name="_top" xlink:show="replace">https://education.github.com/</text:a>)</text:p>
        </text:list-item>
      </text:list>
      <text:list text:style-name="LFO6" text:continue-numbering="true">
        <text:list-item>
          <text:p text:style-name="P43"><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 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 vendredi 15 décembre.</text:p>
      <text:list text:style-name="LFO6" text:continue-numbering="true">
        <text:list-item>
          <text:p text:style-name="P44"><text:bookmark-start text:name="module-946"/><text:bookmark-end text:name="module-946"/>À la fin de chaque phase, un livrable sera attendu.</text:p>
        </text:list-item>
      </text:list>
      <text:list text:style-name="LFO7" text:continue-numbering="true">
        <text:list-item>
          <text:p text:style-name="P45"><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46">Appréhender le projet et les différentes matières attenantes</text:p>
        </text:list-item>
        <text:list-item>
          <text:p text:style-name="P47">Comprendre le besoin pour en cadrer les fonctionnalités</text:p>
        </text:list-item>
        <text:list-item>
          <text:p text:style-name="P48">Comprendre les différents aspects d’un projet</text:p>
        </text:list-item>
      </text:list>
      <text:p text:style-name="Textbody"/>
      <text:h text:style-name="Titre4" text:outline-level="4">Travail à faire et livrables</text:h>
      <text:list text:style-name="LFO9" text:continue-numbering="true">
        <text:list-item>
          <text:p text:style-name="P49">Rédaction d’une réponse à l’appel d’offre (RAO)</text:p>
        </text:list-item>
        <text:list-item>
          <text:p text:style-name="P50">Chiffrage du projet et réalisation d’un devis</text:p>
        </text:list-item>
      </text:list>
      <text:p text:style-name="Textbody">Vous rédigerez une réponse à l'appel d'offre (RAO) avec les diverses fonctionnalités que vous prévoyez. Ce document devra être validé par le maître d'œuvre (MOA) avant de commencer l'analyse et<text:s/>le développement.</text:p>
      <text:list text:style-name="LFO10" text:continue-numbering="true">
        <text:list-item>
          <text:p text:style-name="P51">Remise sur Moodle de deux documents :</text:p>
          <text:list text:continue-numbering="true">
            <text:list-item>
              <text:p text:style-name="P52">Le devis du projet</text:p>
            </text:list-item>
            <text:list-item>
              <text:p text:style-name="P53">L’analyse fonctionnelle</text:p>
            </text:list-item>
          </text:list>
        </text:list-item>
        <text:list-item>
          <text:p text:style-name="P54">Date limite de rendu : vendredi 2 février 2018</text:p>
        </text:list-item>
      </text:list>
      <text:list text:style-name="LFO11" text:continue-numbering="true">
        <text:list-item>
          <text:p text:style-name="P55"><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text:s/>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56"><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57">Identifier les entités Identifier les relations entre les entités</text:p>
        </text:list-item>
        <text:list-item>
          <text:p text:style-name="P58">Gérer les rôles</text:p>
        </text:list-item>
        <text:list-item>
          <text:p text:style-name="P59">Modéliser les classes et la base de données</text:p>
        </text:list-item>
      </text:list>
      <text:h text:style-name="Titre4" text:outline-level="4"/>
      <text:h text:style-name="Titre4" text:outline-level="4">Travail à faire et livrables</text:h>
      <text:list text:style-name="LFO14" text:continue-numbering="true">
        <text:list-item>
          <text:p text:style-name="P60">Réaliser la modélisation Merise du<text:s/>projet Rédiger le MLD, MCD et MPD</text:p>
        </text:list-item>
        <text:list-item>
          <text:p text:style-name="P61">Créer les différents objets de la base de données</text:p>
        </text:list-item>
        <text:list-item>
          <text:p text:style-name="P62">Planifier les phases de développement</text:p>
        </text:list-item>
      </text:list>
      <text:p text:style-name="Textbody">Vous devez réaliser la modélisation Merise de votre projet en rédigeant le MLD, le MCD, puis le MPD. Vous devrez atteindre au minimum<text:s/>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body"><text:span text:style-name="T63">Bonus :</text:span><text:s/>un second fichier SQL adapté pour la création des objets équivalents sur une base de données Oracle.</text:p>
      <text:list text:style-name="LFO15" text:continue-numbering="true">
        <text:list-item>
          <text:p text:style-name="P64">Remise sur Moodle des documents suivants :</text:p>
          <text:list text:continue-numbering="true">
            <text:list-item>
              <text:p text:style-name="P65">La modélisation Merise MLD</text:p>
            </text:list-item>
            <text:list-item>
              <text:p text:style-name="P66">La modélisation Merise MCD</text:p>
            </text:list-item>
            <text:list-item>
              <text:p text:style-name="P67">La<text:s/>modélisation Merise MPD</text:p>
            </text:list-item>
            <text:list-item>
              <text:p text:style-name="P68">La modélisation des classes</text:p>
            </text:list-item>
            <text:list-item>
              <text:p text:style-name="P69">Le rétro-planning de la phase suivante (développement et déploiement)</text:p>
            </text:list-item>
          </text:list>
        </text:list-item>
        <text:list-item>
          <text:p text:style-name="P70">Remise sur Git des documents suivants :</text:p>
          <text:list text:continue-numbering="true">
            <text:list-item>
              <text:p text:style-name="P71">Ensemble des ordres SQL (fichier versionné sur Git)</text:p>
            </text:list-item>
            <text:list-item>
              <text:p text:style-name="P72">Bonus : ordres SQL adaptés pour la création d’objets équivalents sur une base de données Oracle</text:p>
            </text:list-item>
          </text:list>
        </text:list-item>
        <text:list-item>
          <text:p text:style-name="P73">Date limite de rendu : vendredi 2 mars 2018</text:p>
        </text:list-item>
      </text:list>
      <text:list text:style-name="LFO16" text:continue-numbering="true">
        <text:list-item>
          <text:p text:style-name="P74"><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75"><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76">Administrer un serveur</text:p>
        </text:list-item>
        <text:list-item>
          <text:p text:style-name="P77">Migrer d’une solution locale vers une solution à distance</text:p>
        </text:list-item>
      </text:list>
      <text:p text:style-name="Textbody"/>
      <text:h text:style-name="Titre4" text:outline-level="4">Travail à faire et livrables</text:h>
      <text:list text:style-name="LFO19" text:continue-numbering="true">
        <text:list-item>
          <text:p text:style-name="P78">Monter un serveur Web</text:p>
        </text:list-item>
        <text:list-item>
          <text:p text:style-name="P79">Basculer son système local sur l’environnement virtualisé</text:p>
        </text:list-item>
      </text:list>
      <text:p text:style-name="Textbody">Vous allez utiliser une machine virtuelle (réalisée<text:s/>avec VirtualBox ou VMWare) sur laquelle vous installerez un système d'exploitation, le serveur Web Apache, l'interpréteur PHP, le système de base de données MySQL, ainsi que divers outils utiles voire indispensables sur un serveur Web.<text:line-break/><text:span text:style-name="StrongEmphasis">N.B. : les logiciels</text:span><text:span text:style-name="StrongEmphasis"><text:s/>tout-en-un de type "LAMP" ne sont pas autorisés.</text:span></text:p>
      <text:p text:style-name="Text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soft-page-break/>
      <text:p text:style-name="Text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80">N.B. : certaines distributions proposent d'installer des ensembles de paquets pré-configurés (comme par exemple "Serveur Web"). Vous n'utiliserez pas cette fonctionnalité. Vous n'installerez pas l'environnement graphique.</text:p>
      <text:p text:style-name="Textbody">Vous installerez ensuite tous les logiciels nécessaires à votre serveur Web. À ce stade, décrivez toutes les étapes que vous<text:s/>avez suivies pour réussir votre installation, ainsi que les tests que vous avez effectués.</text:p>
      <text:p text:style-name="Textbody">Voici une liste non exhaustive des applications à installer et configurer :</text:p>
      <text:list text:style-name="LFO20" text:continue-numbering="true">
        <text:list-item>
          <text:p text:style-name="P81">Serveur Web : Apache2</text:p>
        </text:list-item>
        <text:list-item>
          <text:p text:style-name="P82">Interpréteur : PHP5</text:p>
        </text:list-item>
        <text:list-item>
          <text:p text:style-name="P83">Base de données : MySQL</text:p>
        </text:list-item>
        <text:list-item>
          <text:p text:style-name="P84">Serveur FTP (exemple : proftpd)</text:p>
        </text:list-item>
        <text:list-item>
          <text:p text:style-name="P85">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 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text:s/>"phpmyadmin" afin de télécharger (en ligne de commande uniquement, sans gestionnaire de paquets) phpMyAdmin dans le dossier de votre utilisateur. Vous installerez et configurerez l'application dans le dossier /home/phpmyadmin/www et créerez le VirtualHost<text:s/>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 étape, vous devriez avoir deux bases de données MySQL (phpymadmin et proftpd).</text:p>
      <text:p text:style-name="Textbody"><text:span text:style-name="T86">Bonus :<text:s/></text:span>afin de sécuriser votre serveur, cherchez des bonnes pratiques, ou programmes (tels que Fail2ban) qui pourraient être utiles et mettez-les en place.</text:p>
      <text:list text:style-name="LFO21" text:continue-numbering="true">
        <text:list-item>
          <text:p text:style-name="P87">Remise sur Moodle des documents suivants :</text:p>
          <text:list text:continue-numbering="true">
            <text:list-item>
              <text:p text:style-name="P88">Une documentation d’installation du serveur Web en français et en anglais</text:p>
            </text:list-item>
            <text:list-item>
              <text:p text:style-name="P89">Les informations d’accès au serveur hébergeant votre solution</text:p>
            </text:list-item>
          </text:list>
        </text:list-item>
        <text:list-item>
          <text:p text:style-name="P90">Date limite de rendu : vendredi 30<text:s/>mars 2018</text:p>
        </text:list-item>
      </text:list>
      <text:list text:style-name="LFO22" text:continue-numbering="true">
        <text:list-item>
          <text:p text:style-name="P91"><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92"><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93">Mettre en pratique les langages Web</text:p>
        </text:list-item>
      </text:list>
      <text:p text:style-name="Textbody"/>
      <text:h text:style-name="Titre4" text:outline-level="4">Travail à faire et livrables</text:h>
      <text:list text:style-name="LFO25" text:continue-numbering="true">
        <text:list-item>
          <text:p text:style-name="P94">Développer le système en utilisant les langages HTML, CSS et PHP</text:p>
        </text:list-item>
        <text:list-item>
          <text:p text:style-name="P95">Utiliser au moins un des langages suivants : jQuery, JavaScript, Ajax, fonctionnalités particulières de HTML5</text:p>
        </text:list-item>
        <text:list-item>
          <text:p text:style-name="P96">Utiliser un framework CSS</text:p>
        </text:list-item>
      </text:list>
      <text:p text:style-name="Textbody">Le SIGB et l'OPAC devront être développés en PHP. Vous<text:s/>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97">Remise sur Moodle des documents suivants :</text:p>
          <text:list text:continue-numbering="true">
            <text:list-item>
              <text:p text:style-name="P98">Une archive contenant l'ensemble du code source de votre projet (export de la branche master de votre projet git)</text:p>
            </text:list-item>
          </text:list>
        </text:list-item>
        <text:list-item>
          <text:p text:style-name="P99">Remise sur Git de l'ensemble des sources du projet</text:p>
        </text:list-item>
        <text:list-item>
          <text:p text:style-name="P100">Date limite de rendu : vendredi 11 mai 2018</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1T17:17:00Z</dc:date>
    <meta:template xlink:href="Normal" xlink:type="simple"/>
    <meta:editing-cycles>21</meta:editing-cycles>
    <meta:editing-duration>PT13800S</meta:editing-duration>
    <meta:document-statistic meta:page-count="10" meta:paragraph-count="23" meta:word-count="1823" meta:character-count="11829" meta:row-count="83" meta:non-whitespace-character-count="10029"/>
  </office:meta>
</office:document-meta>
</file>